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50dc" officeooo:paragraph-rsid="001a50dc"/>
    </style:style>
    <style:style style:name="P2" style:family="paragraph" style:parent-style-name="Text_20_body" style:list-style-name="L1">
      <style:text-properties officeooo:rsid="001a50dc"/>
    </style:style>
    <style:style style:name="P3" style:family="paragraph" style:parent-style-name="Standard">
      <style:text-properties fo:font-weight="normal" officeooo:rsid="001a50dc" officeooo:paragraph-rsid="001a50dc" style:font-weight-asian="normal" style:font-weight-complex="normal"/>
    </style:style>
    <style:style style:name="P4" style:family="paragraph" style:parent-style-name="Text_20_body" style:list-style-name="L2">
      <style:text-properties fo:font-weight="normal" officeooo:rsid="001a50dc" officeooo:paragraph-rsid="001a50dc" style:font-weight-asian="normal" style:font-weight-complex="normal"/>
    </style:style>
    <style:style style:name="P5" style:family="paragraph" style:parent-style-name="Text_20_body" style:list-style-name="L3">
      <style:text-properties fo:font-weight="normal" officeooo:rsid="001a50dc" style:font-weight-asian="normal" style:font-weight-complex="normal"/>
    </style:style>
    <style:style style:name="P6" style:family="paragraph" style:parent-style-name="Text_20_body" style:list-style-name="L4">
      <style:text-properties fo:font-weight="normal" officeooo:rsid="001a50dc" style:font-weight-asian="normal" style:font-weight-complex="normal"/>
    </style:style>
    <style:style style:name="P7" style:family="paragraph" style:parent-style-name="Text_20_body" style:list-style-name="L5">
      <style:text-properties fo:font-weight="normal" officeooo:rsid="001a50dc" style:font-weight-asian="normal" style:font-weight-complex="normal"/>
    </style:style>
    <style:style style:name="P8" style:family="paragraph" style:parent-style-name="Text_20_body">
      <style:text-properties fo:font-weight="normal" officeooo:rsid="001a50dc" style:font-weight-asian="normal" style:font-weight-complex="normal"/>
    </style:style>
    <style:style style:name="P9" style:family="paragraph" style:parent-style-name="Text_20_body">
      <style:text-properties fo:font-weight="normal" officeooo:rsid="001a50dc" officeooo:paragraph-rsid="001a50dc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t projektu:</text:p>
      <text:p text:style-name="P1"><text:tab/>Implementacja klasycznej gry planszowej “Go” dla dwóch graczy.</text:p>
      <text:p text:style-name="P1"/>
      <text:p text:style-name="P1">Mechaniki:</text:p>
      <text:p text:style-name="P1"><text:tab/>Celem projektu jest stworzenie działającej aplikacji umożliwiającej rozgrywkę w chińską grę <text:tab/>planszową Go dla dwóch osób przy jednym komputerze. Program będzie w pełni obsługiwał <text:tab/>zasady gry, w tym:</text:p>
      <text:list text:style-name="L1">
        <text:list-item>
          <text:list>
            <text:list-header>
              <text:p text:style-name="P2">Naprzemienne stawianie kamieni (czarnych i białych) na przecięciach linii.</text:p>
              <text:p text:style-name="P2">Sprawdzanie legalności ruchu (zapobieganie postawieniu kamienia na zajętym polu lub polu bez tzw. "oddechów").</text:p>
              <text:p text:style-name="P2">Mechanikę zbijania kamieni przeciwnika, gdy stracą one wszystkie oddechy.</text:p>
              <text:p text:style-name="P2">Zliczanie punktów (terytorium + jeńcy) i wyłanianie zwycięzcy po zakończeniu partii (spasowaniu przez obu graczy).</text:p>
            </text:list-header>
          </text:list>
        </text:list-item>
      </text:list>
      <text:p text:style-name="P1">Gra będzie toczyć się na planszy o rozmiarze 9x9, 13x13 lub 19x19 do wyboru w menu.</text:p>
      <text:p text:style-name="P1"/>
      <text:p text:style-name="P1">Logika:</text:p>
      <text:p text:style-name="P1"><text:span text:style-name="T1"><text:tab/></text:span><text:span text:style-name="T2">Inicjalizacja:</text:span><text:span text:style-name="T2"> Uruchomienie programu i wyświetlenie menu głównego (nowa gra, <text:tab/>wyjście).</text:span></text:p>
      <text:p text:style-name="P3"/>
      <text:list text:style-name="L2">
        <text:list-header>
          <text:p text:style-name="P4">Ustawienia partii: Wybór rozmiaru planszy.</text:p>
        </text:list-header>
      </text:list>
      <text:list text:style-name="L3">
        <text:list-header>
          <text:p text:style-name="P5">Pętla główna gry:</text:p>
        </text:list-header>
      </text:list>
      <text:list text:style-name="L4">
        <text:list-item>
          <text:list>
            <text:list-header>
              <text:p text:style-name="P6">Wyświetlenie aktualnego stanu planszy oraz punktacji.</text:p>
              <text:p text:style-name="P6">Wczytanie ruchu aktywnego gracza (np. podanie współrzędnych "c4" lub wpisanie komendy "pass").</text:p>
              <text:p text:style-name="P6">Walidacja ruchu: sprawdzenie, czy ruch jest zgodny z zasadami (czy pole jest puste, czy ruch nie jest samobójczy, ewentualna implementacja reguły <text:span text:style-name="T3">Ko</text:span>).</text:p>
              <text:p text:style-name="P6">Aktualizacja stanu planszy (usunięcie zbitych kamieni, przydzielenie punktów za jeńców).</text:p>
              <text:p text:style-name="P6">Zmiana tury gracza.</text:p>
            </text:list-header>
          </text:list>
        </text:list-item>
      </text:list>
      <text:list text:style-name="L5">
        <text:list-header>
          <text:p text:style-name="P7">Zakończenie: Gdy obaj gracze pod rząd zadeklarują "PASS", następuje podliczenie terytorium, dodanie punktów za jeńców i ogłoszenie zwycięzcy.</text:p>
        </text:list-header>
      </text:list>
      <text:p text:style-name="P8">Szkic interfejsu:</text:p>
      <text:p text:style-name="P9">Tura: GRACZ 1 (Czarne: X)</text:p>
      <text:p text:style-name="P9">Punkty (jeńcy): Czarne: 2 | Białe: 0</text:p>
      <text:p text:style-name="P9">A B C D E F G H I</text:p>
      <text:p text:style-name="P9">+-------------------+ </text:p>
      <text:p text:style-name="P9">1 | . . . . . . . . . | 1 </text:p>
      <text:p text:style-name="P9"><text:soft-page-break/>2 | . . X O . . . . . | 2</text:p>
      <text:p text:style-name="P9">3 | . X . X O . . . . | 3</text:p>
      <text:p text:style-name="P9">4 | . . X O O . . . . | 4</text:p>
      <text:p text:style-name="P9"><text:s/>5 | . . . . . . . . . | 5</text:p>
      <text:p text:style-name="P9"><text:s/>6 | . . . . . . . . . | 6</text:p>
      <text:p text:style-name="P9"><text:s/>7 | . . . . . . . . . | 7</text:p>
      <text:p text:style-name="P9"><text:s/>8 | . . . . . . . . . | 8</text:p>
      <text:p text:style-name="P9"><text:s/>9 | . . . . . . . . . | 9</text:p>
      <text:p text:style-name="P9"><text:s/>+-------------------+ </text:p>
      <text:p text:style-name="P9">A B C D E F G H I</text:p>
      <text:p text:style-name="P9"><text:s/>Wpisz swój ruch (np. D4) lub 'PASS': _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5T12:00:17.009736618</meta:creation-date>
    <dc:date>2026-03-25T12:12:33.421470076</dc:date>
    <meta:editing-duration>PT50S</meta:editing-duration>
    <meta:editing-cycles>1</meta:editing-cycles>
    <meta:document-statistic meta:table-count="0" meta:image-count="0" meta:object-count="0" meta:page-count="2" meta:paragraph-count="36" meta:word-count="365" meta:character-count="1879" meta:non-whitespace-character-count="1548"/>
    <meta:generator>LibreOffice/26.2.0.3$Linux_X86_64 LibreOffice_project/620$Build-3</meta:generator>
  </office:meta>
</office:document-meta>
</file>